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'Courier New'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15a3" officeooo:paragraph-rsid="001e15a3"/>
    </style:style>
    <style:style style:name="P2" style:family="paragraph" style:parent-style-name="Standard">
      <style:paragraph-properties style:line-height-at-least="0.503cm"/>
      <style:text-properties fo:color="#ffffff" style:font-name="Droid Sans Mono" fo:font-size="10.5pt" fo:font-weight="normal" fo:background-color="#000000"/>
    </style:style>
    <style:style style:name="P3" style:family="paragraph" style:parent-style-name="Standard">
      <style:text-properties fo:color="#ffffff" style:font-name="Droid Sans Mono" fo:font-size="10.5pt" fo:font-weight="normal" officeooo:rsid="001e15a3" officeooo:paragraph-rsid="001e15a3" fo:background-color="#000000"/>
    </style:style>
    <style:style style:name="P4" style:family="paragraph" style:parent-style-name="Standard">
      <style:paragraph-properties style:line-height-at-least="0.503cm"/>
      <style:text-properties fo:color="#7ca668" style:font-name="Droid Sans Mono" fo:font-size="10.5pt" fo:font-weight="normal" fo:background-color="#000000"/>
    </style:style>
    <style:style style:name="P5" style:family="paragraph" style:parent-style-name="Standard">
      <style:paragraph-properties style:line-height-at-least="0.503cm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1e15a3" officeooo:paragraph-rsid="001e15a3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0cm" fo:margin-bottom="0.499cm" loext:contextual-spacing="false" style:line-height-at-least="0.503cm"/>
    </style:style>
    <style:style style:name="T1" style:family="text">
      <style:text-properties fo:color="#569cd6"/>
    </style:style>
    <style:style style:name="T2" style:family="text">
      <style:text-properties fo:color="#ce9178"/>
    </style:style>
    <style:style style:name="T3" style:family="text">
      <style:text-properties fo:color="#d4d4d4"/>
    </style:style>
    <style:style style:name="T4" style:family="text">
      <style:text-properties fo:color="#b5cea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Observable (working code) examples </text:p>
      <text:p text:style-name="P6"/>
      <text:p text:style-name="P3">testFn() {</text:p>
      <text:p text:style-name="P4">// this.eazlService.cacheCanvasData()</text:p>
      <text:p text:style-name="P2"><text:span text:style-name="T1">this</text:span>.sendNotificationToServer()</text:p>
      <text:p text:style-name="P2">console.log(<text:span text:style-name="T2">'this.eazlService.getUsers'</text:span>, <text:span text:style-name="T1">this</text:span>.eazlService.getUsers());</text:p>
      <text:p text:style-name="P5"/>
      <text:p text:style-name="P2"><text:span text:style-name="T1">let</text:span> eksit<text:span text:style-name="T3">:</text:span> boolean <text:span text:style-name="T3">=</text:span> <text:span text:style-name="T1">false</text:span>;</text:p>
      <text:p text:style-name="P2">eksit <text:span text:style-name="T3">=</text:span> <text:span text:style-name="T1">true</text:span>;</text:p>
      <text:p text:style-name="P2"><text:span text:style-name="T1">if</text:span> (eksit) {<text:span text:style-name="T1">return</text:span>}</text:p>
      <text:p text:style-name="P5"/>
      <text:p text:style-name="P2">console.log(<text:span text:style-name="T2">'COMBINELATEST'</text:span>)</text:p>
      <text:p text:style-name="P4">/* Have staggering intervals */</text:p>
      <text:p text:style-name="P2"><text:span text:style-name="T1">var</text:span> source11 <text:span text:style-name="T3">=</text:span> Observable.interval(<text:span text:style-name="T4">100</text:span>)</text:p>
      <text:p text:style-name="P2">.map(<text:span text:style-name="T1">function</text:span> (i) { <text:span text:style-name="T1">return</text:span> <text:span text:style-name="T2">'First: '</text:span> <text:span text:style-name="T3">+</text:span> i; });</text:p>
      <text:p text:style-name="P5"/>
      <text:p text:style-name="P2"><text:span text:style-name="T1">var</text:span> source12 <text:span text:style-name="T3">=</text:span> Observable.interval(<text:span text:style-name="T4">150</text:span>)</text:p>
      <text:p text:style-name="P2">.map(<text:span text:style-name="T1">function</text:span> (i) { <text:span text:style-name="T1">return</text:span> <text:span text:style-name="T2">'Second: '</text:span> <text:span text:style-name="T3">+</text:span> i; });</text:p>
      <text:p text:style-name="P5"/>
      <text:p text:style-name="P4">// Combine latest of source11 and source12 whenever either gives a value</text:p>
      <text:p text:style-name="P2"><text:span text:style-name="T1">var</text:span> source1 <text:span text:style-name="T3">=</text:span> Observable.combineLatest(</text:p>
      <text:p text:style-name="P2">source11,</text:p>
      <text:p text:style-name="P2">source12</text:p>
      <text:p text:style-name="P2">).take(<text:span text:style-name="T4">4</text:span>);</text:p>
      <text:p text:style-name="P5"/>
      <text:p text:style-name="P2"><text:span text:style-name="T1">var</text:span> subscription <text:span text:style-name="T3">=</text:span> source1.subscribe(</text:p>
      <text:p text:style-name="P2"><text:span text:style-name="T1">function</text:span> (x) {</text:p>
      <text:p text:style-name="P2">console.log(<text:span text:style-name="T2">'Next 1: %s'</text:span>, JSON.stringify(x));</text:p>
      <text:p text:style-name="P2">},</text:p>
      <text:p text:style-name="P2"><text:span text:style-name="T1">function</text:span> (err) {</text:p>
      <text:p text:style-name="P2">console.log(<text:span text:style-name="T2">'Error 1: %s'</text:span>, err);</text:p>
      <text:p text:style-name="P2">},</text:p>
      <text:p text:style-name="P2"><text:span text:style-name="T1">function</text:span> () {</text:p>
      <text:p text:style-name="P2">console.log(<text:span text:style-name="T2">'Completed 1'</text:span>);</text:p>
      <text:p text:style-name="P2">});</text:p>
      <text:p text:style-name="P5"/>
      <text:p text:style-name="P4">// =&gt; Next: ["First: 0","Second: 0"]</text:p>
      <text:p text:style-name="P4">// =&gt; Next: ["First: 1","Second: 0"]</text:p>
      <text:p text:style-name="P4">// =&gt; Next: ["First: 1","Second: 1"]</text:p>
      <text:p text:style-name="P4">// =&gt; Next: ["First: 2","Second: 1"]</text:p>
      <text:p text:style-name="P4">// =&gt; Completed</text:p>
      <text:p text:style-name="P7"/>
      <text:p text:style-name="P2">console.log(<text:span text:style-name="T2">'WITH-LATEST-FROM'</text:span>)</text:p>
      <text:p text:style-name="P4">/* Have staggering intervals */</text:p>
      <text:p text:style-name="P2"><text:span text:style-name="T1">var</text:span> source21 <text:span text:style-name="T3">=</text:span> Observable.interval(<text:span text:style-name="T4">140</text:span>)</text:p>
      <text:p text:style-name="P2">.map(<text:span text:style-name="T1">function</text:span> (i) { <text:span text:style-name="T1">return</text:span> <text:span text:style-name="T2">'First: '</text:span> <text:span text:style-name="T3">+</text:span> i; });</text:p>
      <text:p text:style-name="P5"><text:soft-page-break/></text:p>
      <text:p text:style-name="P2"><text:span text:style-name="T1">var</text:span> source22 <text:span text:style-name="T3">=</text:span> Observable.interval(<text:span text:style-name="T4">50</text:span>)</text:p>
      <text:p text:style-name="P2">.map(<text:span text:style-name="T1">function</text:span> (i) { <text:span text:style-name="T1">return</text:span> <text:span text:style-name="T2">'Second: '</text:span> <text:span text:style-name="T3">+</text:span> i; });</text:p>
      <text:p text:style-name="P5"/>
      <text:p text:style-name="P4">// When source1 emits a value, combine it with the latest emission from source2.</text:p>
      <text:p text:style-name="P2"><text:span text:style-name="T1">var</text:span> source2 <text:span text:style-name="T3">=</text:span> source21.withLatestFrom(</text:p>
      <text:p text:style-name="P2">source22,</text:p>
      <text:p text:style-name="P2"><text:span text:style-name="T1">function</text:span> (s1, s2) { <text:span text:style-name="T1">return</text:span> s1 <text:span text:style-name="T3">+</text:span> <text:span text:style-name="T2">', '</text:span> <text:span text:style-name="T3">+</text:span> s2; }</text:p>
      <text:p text:style-name="P2">).take(<text:span text:style-name="T4">4</text:span>);</text:p>
      <text:p text:style-name="P5"/>
      <text:p text:style-name="P2"><text:span text:style-name="T1">var</text:span> subscription <text:span text:style-name="T3">=</text:span> source2.subscribe(</text:p>
      <text:p text:style-name="P2"><text:span text:style-name="T1">function</text:span> (x) {</text:p>
      <text:p text:style-name="P2">console.log(<text:span text:style-name="T2">'Next 2: '</text:span> <text:span text:style-name="T3">+</text:span> x.toString());</text:p>
      <text:p text:style-name="P2">},</text:p>
      <text:p text:style-name="P2"><text:span text:style-name="T1">function</text:span> (err) {</text:p>
      <text:p text:style-name="P2">console.log(<text:span text:style-name="T2">'Error 2: '</text:span> <text:span text:style-name="T3">+</text:span> err);</text:p>
      <text:p text:style-name="P2">},</text:p>
      <text:p text:style-name="P2"><text:span text:style-name="T1">function</text:span> () {</text:p>
      <text:p text:style-name="P2">console.log(<text:span text:style-name="T2">'Completed 2'</text:span>);</text:p>
      <text:p text:style-name="P2">});</text:p>
      <text:p text:style-name="P5"/>
      <text:p text:style-name="P4">// =&gt; Next: First: 0, Second: 1</text:p>
      <text:p text:style-name="P4">// =&gt; Next: First: 1, Second: 4</text:p>
      <text:p text:style-name="P4">// =&gt; Next: First: 2, Second: 7</text:p>
      <text:p text:style-name="P4">// =&gt; Next: First: 3, Second: 10</text:p>
      <text:p text:style-name="P4">// =&gt; Completed</text:p>
      <text:p text:style-name="P7"/>
      <text:p text:style-name="P4">/* With a result selector */</text:p>
      <text:p text:style-name="P2"><text:span text:style-name="T1">var</text:span> range <text:span text:style-name="T3">=</text:span> Observable.range(<text:span text:style-name="T4">0</text:span>, <text:span text:style-name="T4">5</text:span>);</text:p>
      <text:p text:style-name="P5"/>
      <text:p text:style-name="P2"><text:span text:style-name="T1">var</text:span> source3 <text:span text:style-name="T3">=</text:span> Observable.zip(</text:p>
      <text:p text:style-name="P2">range,</text:p>
      <text:p text:style-name="P2"><text:span text:style-name="T1">function</text:span> (s1) {</text:p>
      <text:p text:style-name="P2"><text:span text:style-name="T1">return</text:span> s1 <text:span text:style-name="T3">+</text:span> <text:span text:style-name="T2">':'</text:span> <text:span text:style-name="T3">+</text:span> <text:span text:style-name="T2">':'</text:span> ;</text:p>
      <text:p text:style-name="P2">}</text:p>
      <text:p text:style-name="P2">);</text:p>
      <text:p text:style-name="P5"/>
      <text:p text:style-name="P2"><text:span text:style-name="T1">var</text:span> subscription <text:span text:style-name="T3">=</text:span> source3.subscribe(</text:p>
      <text:p text:style-name="P2"><text:span text:style-name="T1">function</text:span> (x) {</text:p>
      <text:p text:style-name="P2">console.log(<text:span text:style-name="T2">'Next 3: %s'</text:span>, x);</text:p>
      <text:p text:style-name="P2">},</text:p>
      <text:p text:style-name="P2"><text:span text:style-name="T1">function</text:span> (err) {</text:p>
      <text:p text:style-name="P2">console.log(<text:span text:style-name="T2">'Error 3: %s'</text:span>, err);</text:p>
      <text:p text:style-name="P2">},</text:p>
      <text:p text:style-name="P2"><text:span text:style-name="T1">function</text:span> () {</text:p>
      <text:p text:style-name="P2">console.log(<text:span text:style-name="T2">'Completed 3'</text:span>);</text:p>
      <text:p text:style-name="P2"><text:soft-page-break/>});</text:p>
      <text:p text:style-name="P7"/>
      <text:p text:style-name="P4">/* With a result selector */</text:p>
      <text:p text:style-name="P2"><text:span text:style-name="T1">var</text:span> range2 <text:span text:style-name="T3">=</text:span> Observable.range(<text:span text:style-name="T4">0</text:span>, <text:span text:style-name="T4">8</text:span>);</text:p>
      <text:p text:style-name="P5"/>
      <text:p text:style-name="P2"><text:span text:style-name="T1">var</text:span> source4 <text:span text:style-name="T3">=</text:span> Observable.zip(</text:p>
      <text:p text:style-name="P2">range2,</text:p>
      <text:p text:style-name="P2">range2.skip(<text:span text:style-name="T4">1</text:span>),</text:p>
      <text:p text:style-name="P2"><text:span text:style-name="T1">function</text:span> (s1, s2) {</text:p>
      <text:p text:style-name="P2"><text:span text:style-name="T1">return</text:span> s1 <text:span text:style-name="T3">+</text:span> <text:span text:style-name="T2">':'</text:span> <text:span text:style-name="T3">+</text:span> s2 <text:span text:style-name="T3">+</text:span> <text:span text:style-name="T2">':'</text:span> ;</text:p>
      <text:p text:style-name="P2">}</text:p>
      <text:p text:style-name="P2">);</text:p>
      <text:p text:style-name="P5"/>
      <text:p text:style-name="P2"><text:span text:style-name="T1">var</text:span> subscription <text:span text:style-name="T3">=</text:span> source4.subscribe(</text:p>
      <text:p text:style-name="P2"><text:span text:style-name="T1">function</text:span> (x) {</text:p>
      <text:p text:style-name="P2">console.log(<text:span text:style-name="T2">'Next 4: %s'</text:span>, x);</text:p>
      <text:p text:style-name="P2">},</text:p>
      <text:p text:style-name="P2"><text:span text:style-name="T1">function</text:span> (err) {</text:p>
      <text:p text:style-name="P2">console.log(<text:span text:style-name="T2">'Error 4: %s'</text:span>, err);</text:p>
      <text:p text:style-name="P2">},</text:p>
      <text:p text:style-name="P2"><text:span text:style-name="T1">function</text:span> () {</text:p>
      <text:p text:style-name="P2">console.log(<text:span text:style-name="T2">'Completed 4'</text:span>);</text:p>
      <text:p text:style-name="P2">});</text:p>
      <text:p text:style-name="P7"/>
      <text:p text:style-name="P2"><text:span text:style-name="T1">var</text:span> source51 <text:span text:style-name="T3">=</text:span> Observable.interval(<text:span text:style-name="T4">100</text:span>)</text:p>
      <text:p text:style-name="P2">.timeInterval()</text:p>
      <text:p text:style-name="P2">.pluck(<text:span text:style-name="T2">'interval'</text:span>);</text:p>
      <text:p text:style-name="P2"><text:span text:style-name="T1">var</text:span> source52 <text:span text:style-name="T3">=</text:span> Observable.interval(<text:span text:style-name="T4">150</text:span>)</text:p>
      <text:p text:style-name="P2">.timeInterval()</text:p>
      <text:p text:style-name="P2">.pluck(<text:span text:style-name="T2">'interval'</text:span>);</text:p>
      <text:p text:style-name="P5"/>
      <text:p text:style-name="P2"><text:span text:style-name="T1">var</text:span> source <text:span text:style-name="T3">=</text:span> Observable.merge(</text:p>
      <text:p text:style-name="P2">source51,</text:p>
      <text:p text:style-name="P2">source52)</text:p>
      <text:p text:style-name="P2">.take(<text:span text:style-name="T4">5</text:span>);</text:p>
      <text:p text:style-name="P5"/>
      <text:p text:style-name="P2"><text:span text:style-name="T1">var</text:span> subscription <text:span text:style-name="T3">=</text:span> source.subscribe(</text:p>
      <text:p text:style-name="P2"><text:span text:style-name="T1">function</text:span> (x) {</text:p>
      <text:p text:style-name="P2">console.log(<text:span text:style-name="T2">'Next 5: '</text:span> <text:span text:style-name="T3">+</text:span> x);</text:p>
      <text:p text:style-name="P2">},</text:p>
      <text:p text:style-name="P2"><text:span text:style-name="T1">function</text:span> (err) {</text:p>
      <text:p text:style-name="P2">console.log(<text:span text:style-name="T2">'Error 5: '</text:span> <text:span text:style-name="T3">+</text:span> err);</text:p>
      <text:p text:style-name="P2">},</text:p>
      <text:p text:style-name="P2"><text:span text:style-name="T1">function</text:span> () {</text:p>
      <text:p text:style-name="P2">console.log(<text:span text:style-name="T2">'Completed 5'</text:span>);</text:p>
      <text:p text:style-name="P2"><text:soft-page-break/>});</text:p>
      <text:p text:style-name="P5"/>
      <text:p text:style-name="P4">// =&gt; Next: 100</text:p>
      <text:p text:style-name="P4">// =&gt; Next: 150</text:p>
      <text:p text:style-name="P4">// =&gt; Next: 100</text:p>
      <text:p text:style-name="P4">// =&gt; Next: 150</text:p>
      <text:p text:style-name="P4">// =&gt; Next: 100</text:p>
      <text:p text:style-name="P4">// =&gt; Completed</text:p>
      <text:p text:style-name="P5"/>
      <text:p text:style-name="P2"><text:span text:style-name="T1">var</text:span> AA<text:span text:style-name="T3">:</text:span> string[] <text:span text:style-name="T3">=</text:span> [];</text:p>
      <text:p text:style-name="P5"/>
      <text:p text:style-name="P2"><text:span text:style-name="T1">var</text:span> source6 <text:span text:style-name="T3">=</text:span> Observable</text:p>
      <text:p text:style-name="P2">.range(<text:span text:style-name="T4">1</text:span>, <text:span text:style-name="T4">3</text:span>)</text:p>
      <text:p text:style-name="P2">.flatMap(<text:span text:style-name="T1">function</text:span>(x) {</text:p>
      <text:p text:style-name="P2"><text:span text:style-name="T1">return</text:span> Observable.from([x.toString() <text:span text:style-name="T3">+</text:span> <text:span text:style-name="T2">'a'</text:span>, x.toString() <text:span text:style-name="T3">+</text:span> <text:span text:style-name="T2">'b'</text:span>]);</text:p>
      <text:p text:style-name="P2">});</text:p>
      <text:p text:style-name="P5"/>
      <text:p text:style-name="P2"><text:span text:style-name="T1">var</text:span> subscription <text:span text:style-name="T3">=</text:span> source6.subscribe(</text:p>
      <text:p text:style-name="P2"><text:span text:style-name="T1">function</text:span> (x) {</text:p>
      <text:p text:style-name="P2">AA.push(x);</text:p>
      <text:p text:style-name="P2">console.log(<text:span text:style-name="T2">'Next 6: %s'</text:span>, x);</text:p>
      <text:p text:style-name="P2">},</text:p>
      <text:p text:style-name="P2"><text:span text:style-name="T1">function</text:span> (err) {</text:p>
      <text:p text:style-name="P2">console.log(<text:span text:style-name="T2">'Error 6: %s'</text:span>, err);</text:p>
      <text:p text:style-name="P2">},</text:p>
      <text:p text:style-name="P2"><text:span text:style-name="T1">function</text:span> () {</text:p>
      <text:p text:style-name="P2">console.log(<text:span text:style-name="T2">'Completed 6'</text:span>);</text:p>
      <text:p text:style-name="P2">});</text:p>
      <text:p text:style-name="P5"/>
      <text:p text:style-name="P4">// Next: 1a</text:p>
      <text:p text:style-name="P4">// Next: 2a</text:p>
      <text:p text:style-name="P4">// Next: 3a</text:p>
      <text:p text:style-name="P4">// Next: 3b</text:p>
      <text:p text:style-name="P4">// Completed</text:p>
      <text:p text:style-name="P5"/>
      <text:p text:style-name="P2">console.log(<text:span text:style-name="T2">'AA'</text:span>, AA)</text:p>
      <text:p text:style-name="P2">}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'Courier New'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r Jannie Immelman</meta:initial-creator>
    <meta:creation-date>2017-06-29T15:38:54.916060358</meta:creation-date>
    <dc:date>2017-06-29T15:40:14.484032529</dc:date>
    <dc:creator>Dr Jannie Immelman</dc:creator>
    <meta:editing-duration>PT1M23S</meta:editing-duration>
    <meta:editing-cycles>1</meta:editing-cycles>
    <meta:document-statistic meta:table-count="0" meta:image-count="0" meta:object-count="0" meta:page-count="4" meta:paragraph-count="147" meta:word-count="496" meta:character-count="3224" meta:non-whitespace-character-count="2874"/>
    <meta:generator>LibreOffice/5.1.6.2$Linux_X86_64 LibreOffice_project/10m0$Build-2</meta:generator>
  </office:meta>
</office:document-meta>
</file>